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94000002D0C198414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greyscale" draw:luminance="0%" draw:contrast="0%" draw:gamma="100%" draw:red="0%" draw:green="0%" draw:blue="0%" fo:clip="rect(3.629cm, 1.814cm, 6.69cm, 2.474cm)" draw:image-opacity="100%" style:mirror="none"/>
    </style:style>
    <style:style style:name="gr2" style:family="graphic" style:parent-style-name="standard">
      <style:graphic-properties draw:stroke="none" draw:fill-color="#99cc66" draw:textarea-horizontal-align="justify" draw:textarea-vertical-align="middle" draw:auto-grow-height="false" fo:min-height="2.852cm" fo:min-width="3.081cm"/>
    </style:style>
    <style:style style:name="gr3" style:family="graphic" style:parent-style-name="standard">
      <style:graphic-properties draw:stroke="none" draw:fill="solid" draw:fill-color="#d7f2b3" draw:textarea-horizontal-align="justify" draw:textarea-vertical-align="middle" draw:auto-grow-height="false" fo:min-height="2.852cm" fo:min-width="3.081cm"/>
    </style:style>
    <style:style style:name="gr4" style:family="graphic" style:parent-style-name="standard">
      <style:graphic-properties draw:stroke="none" draw:fill-color="#99cc66" draw:textarea-horizontal-align="justify" draw:textarea-vertical-align="middle" draw:auto-grow-height="false" fo:min-height="2.853cm" fo:min-width="3.081cm"/>
    </style:style>
    <style:style style:name="gr5" style:family="graphic" style:parent-style-name="standard">
      <style:graphic-properties draw:stroke="none" draw:fill="solid" draw:fill-color="#d7f2b3" draw:textarea-horizontal-align="justify" draw:textarea-vertical-align="middle" draw:auto-grow-height="false" fo:min-height="2.853cm" fo:min-width="3.081cm"/>
    </style:style>
    <style:style style:name="gr6" style:family="graphic" style:parent-style-name="standard">
      <style:graphic-properties draw:stroke="none" draw:fill-color="#99cc66" draw:textarea-horizontal-align="justify" draw:textarea-vertical-align="middle" draw:auto-grow-height="false" fo:min-height="2.854cm" fo:min-width="3.081cm"/>
    </style:style>
    <style:style style:name="gr7" style:family="graphic" style:parent-style-name="standard">
      <style:graphic-properties draw:stroke="none" draw:fill-color="#99cc66" draw:textarea-horizontal-align="justify" draw:textarea-vertical-align="middle" draw:auto-grow-height="false" fo:min-height="2.854cm" fo:min-width="3.08cm"/>
    </style:style>
    <style:style style:name="gr8" style:family="graphic" style:parent-style-name="standard">
      <style:graphic-properties draw:stroke="none" draw:fill="solid" draw:fill-color="#d7f2b3" draw:textarea-horizontal-align="justify" draw:textarea-vertical-align="middle" draw:auto-grow-height="false" fo:min-height="2.854cm" fo:min-width="3.081cm"/>
    </style:style>
    <style:style style:name="gr9" style:family="graphic" style:parent-style-name="standard">
      <style:graphic-properties draw:stroke="none" draw:fill-color="#99cc66" draw:textarea-horizontal-align="justify" draw:textarea-vertical-align="middle" draw:auto-grow-height="false" fo:min-height="2.853cm" fo:min-width="3.08cm"/>
    </style:style>
    <style:style style:name="gr10" style:family="graphic" style:parent-style-name="standard">
      <style:graphic-properties draw:stroke="none" draw:fill-color="#99cc66" draw:textarea-horizontal-align="justify" draw:textarea-vertical-align="middle" draw:auto-grow-height="false" fo:min-height="2.851cm" fo:min-width="3.081cm"/>
    </style:style>
    <style:style style:name="gr11" style:family="graphic" style:parent-style-name="standard">
      <style:graphic-properties draw:stroke="none" draw:fill-color="#99cc66" draw:textarea-horizontal-align="justify" draw:textarea-vertical-align="middle" draw:auto-grow-height="false" fo:min-height="2.643cm" fo:min-width="2.922cm"/>
    </style:style>
    <style:style style:name="gr12" style:family="graphic" style:parent-style-name="standard">
      <style:graphic-properties draw:stroke="none" draw:fill="solid" draw:fill-color="#d7f2b3" draw:textarea-horizontal-align="justify" draw:textarea-vertical-align="middle" draw:auto-grow-height="false" fo:min-height="2.642cm" fo:min-width="2.923cm"/>
    </style:style>
    <style:style style:name="gr13" style:family="graphic" style:parent-style-name="standard">
      <style:graphic-properties draw:stroke="none" draw:fill-color="#99cc66" draw:textarea-horizontal-align="justify" draw:textarea-vertical-align="middle" draw:auto-grow-height="false" fo:min-height="2.642cm" fo:min-width="2.922cm"/>
    </style:style>
    <style:style style:name="gr14" style:family="graphic" style:parent-style-name="standard">
      <style:graphic-properties draw:stroke="none" draw:fill="solid" draw:fill-color="#d7f2b3" draw:textarea-horizontal-align="justify" draw:textarea-vertical-align="middle" draw:auto-grow-height="false" fo:min-height="2.643cm" fo:min-width="2.922cm"/>
    </style:style>
    <style:style style:name="gr15" style:family="graphic" style:parent-style-name="standard">
      <style:graphic-properties draw:stroke="none" draw:fill="solid" draw:fill-color="#d7f2b3" draw:textarea-horizontal-align="justify" draw:textarea-vertical-align="middle" draw:auto-grow-height="false" fo:min-height="2.642cm" fo:min-width="2.922cm"/>
    </style:style>
    <style:style style:name="gr16" style:family="graphic" style:parent-style-name="standard">
      <style:graphic-properties draw:stroke="none" draw:fill-color="#99cc66" draw:textarea-horizontal-align="justify" draw:textarea-vertical-align="middle" draw:auto-grow-height="false" fo:min-height="2.642cm" fo:min-width="2.924cm"/>
    </style:style>
    <style:style style:name="gr17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gr18" style:family="graphic" style:parent-style-name="standard">
      <style:graphic-properties draw:textarea-horizontal-align="justify" draw:textarea-vertical-align="middle" draw:auto-grow-height="false" fo:min-height="0.063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64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295cm" fo:min-width="1.268cm"/>
    </style:style>
    <style:style style:name="gr21" style:family="graphic" style:parent-style-name="standard">
      <style:graphic-properties draw:textarea-horizontal-align="justify" draw:textarea-vertical-align="middle" draw:auto-grow-height="false" fo:min-height="1.296cm" fo:min-width="1.268cm"/>
    </style:style>
    <style:style style:name="gr22" style:family="graphic" style:parent-style-name="standard">
      <style:graphic-properties draw:textarea-horizontal-align="justify" draw:textarea-vertical-align="middle" draw:auto-grow-height="false" fo:min-height="1.297cm" fo:min-width="1.26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05cm" fo:min-width="0cm"/>
    </style:style>
    <style:style style:name="gr24" style:family="graphic" style:parent-style-name="objectwithoutfill">
      <style:graphic-properties draw:stroke="dash" draw:stroke-dash="Fine_20_Dashed" svg:stroke-color="#0084d1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-color="#99cc66"/>
      <style:paragraph-properties fo:text-align="center"/>
    </style:style>
    <style:style style:name="P3" style:family="paragraph">
      <loext:graphic-properties draw:fill="solid" draw:fill-color="#d7f2b3"/>
      <style:paragraph-properties fo:text-align="center"/>
    </style:style>
    <style:style style:name="P4" style:family="paragraph">
      <style:paragraph-properties fo:text-align="center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809cm" svg:height="3.619cm" svg:x="1.4cm" svg:y="7.9cm">
          <draw:image xlink:href="Pictures/1000000000000194000002D0C198414C.jp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3.915cm" svg:height="3.436cm" svg:x="6.286cm" svg:y="7.27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915cm" svg:height="3.436cm" svg:x="6.496cm" svg:y="7.62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3.915cm" svg:height="3.437cm" svg:x="6.286cm" svg:y="7.27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915cm" svg:height="3.436cm" svg:x="6.496cm" svg:y="7.6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3.915cm" svg:height="3.437cm" svg:x="6.705cm" svg:y="7.9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3.915cm" svg:height="3.437cm" svg:x="6.915cm" svg:y="8.33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3.915cm" svg:height="3.438cm" svg:x="6.705cm" svg:y="7.9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3.915cm" svg:height="3.437cm" svg:x="6.915cm" svg:y="8.33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" draw:text-style-name="P2" draw:layer="layout" svg:width="3.914cm" svg:height="3.438cm" svg:x="7.125cm" svg:y="8.6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3" draw:layer="layout" svg:width="3.915cm" svg:height="3.438cm" svg:x="7.334cm" svg:y="8.96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2" draw:layer="layout" svg:width="3.914cm" svg:height="3.437cm" svg:x="7.125cm" svg:y="8.61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3.915cm" svg:height="3.437cm" svg:x="7.334cm" svg:y="8.96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2" draw:layer="layout" svg:width="3.915cm" svg:height="3.435cm" svg:x="7.544cm" svg:y="9.31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3.915cm" svg:height="3.437cm" svg:x="7.754cm" svg:y="9.66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3.915cm" svg:height="3.436cm" svg:x="7.544cm" svg:y="9.31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3.915cm" svg:height="3.437cm" svg:x="7.754cm" svg:y="9.66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11" draw:text-style-name="P2" draw:layer="layout" svg:width="3.734cm" svg:height="3.205cm" svg:x="12.3cm" svg:y="7.37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3" draw:layer="layout" svg:width="3.735cm" svg:height="3.204cm" svg:x="12.499cm" svg:y="7.69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" draw:layer="layout" svg:width="3.734cm" svg:height="3.205cm" svg:x="12.3cm" svg:y="7.37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3" draw:layer="layout" svg:width="3.735cm" svg:height="3.204cm" svg:x="12.499cm" svg:y="7.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3" draw:text-style-name="P2" draw:layer="layout" svg:width="3.734cm" svg:height="3.204cm" svg:x="12.7cm" svg:y="8.02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3" draw:layer="layout" svg:width="3.734cm" svg:height="3.205cm" svg:x="12.9cm" svg:y="8.35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" draw:layer="layout" svg:width="3.734cm" svg:height="3.205cm" svg:x="12.7cm" svg:y="8.02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3" draw:layer="layout" svg:width="3.734cm" svg:height="3.205cm" svg:x="12.9cm" svg:y="8.35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1" draw:text-style-name="P2" draw:layer="layout" svg:width="3.734cm" svg:height="3.205cm" svg:x="13.1cm" svg:y="8.61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3" draw:layer="layout" svg:width="3.734cm" svg:height="3.205cm" svg:x="13.3cm" svg:y="8.9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" draw:layer="layout" svg:width="3.734cm" svg:height="3.205cm" svg:x="13.1cm" svg:y="8.61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3.734cm" svg:height="3.204cm" svg:x="13.3cm" svg:y="8.94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6" draw:text-style-name="P2" draw:layer="layout" svg:width="3.736cm" svg:height="3.204cm" svg:x="13.499cm" svg:y="9.26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3" draw:layer="layout" svg:width="3.734cm" svg:height="3.205cm" svg:x="13.7cm" svg:y="9.59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draw:layer="layout" svg:width="3.736cm" svg:height="3.204cm" svg:x="13.499cm" svg:y="9.26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3" draw:layer="layout" svg:width="3.734cm" svg:height="3.205cm" svg:x="13.7cm" svg:y="9.59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7" draw:text-style-name="P1" draw:layer="layout" svg:width="1.3cm" svg:height="1.3cm" svg:x="20.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3cm" svg:height="1.3cm" svg:x="20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3cm" svg:height="1.3cm" svg:x="20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443cm" svg:x="20.7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42cm" svg:x="20.7cm" svg:y="9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443cm" svg:x="20.7cm" svg:y="10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3cm" svg:height="1.3cm" svg:x="20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3cm" svg:height="1.3cm" svg:x="20.3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3cm" svg:height="1.3cm" svg:x="20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3cm" svg:height="1.3cm" svg:x="20.3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3cm" svg:height="1.3cm" svg:x="20.3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3cm" svg:height="1.3cm" svg:x="20.3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5cm" svg:height="2.185cm" svg:x="24.5cm" svg:y="2.7cm">
          <text:p text:style-name="P4"><text:span text:style-name="T1">Ang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5cm" svg:height="2.186cm" svg:x="24.5cm" svg:y="5.049cm">
          <text:p text:style-name="P4"><text:span text:style-name="T1">Contem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5cm" svg:height="2.185cm" svg:x="24.5cm" svg:y="7.522cm">
          <text:p text:style-name="P4"><text:span text:style-name="T1">Disgu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5cm" svg:height="2.185cm" svg:x="24.5cm" svg:y="10.036cm">
          <text:p text:style-name="P4"><text:span text:style-name="T1">F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2.5cm" svg:height="2.187cm" svg:x="24.5cm" svg:y="12.508cm">
          <text:p text:style-name="P4"><text:span text:style-name="T1">Hap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5cm" svg:height="2.184cm" svg:x="24.5cm" svg:y="14.984cm">
          <text:p text:style-name="P4"><text:span text:style-name="T1">Sad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5cm" svg:height="2.185cm" svg:x="24.5cm" svg:y="17.415cm">
          <text:p text:style-name="P4"><text:span text:style-name="T1">Surpr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5" draw:layer="layout" svg:width="0.3cm" svg:height="0.3cm" svg:x="3.5cm" svg:y="10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5" draw:layer="layout" svg:x1="3.5cm" svg:y1="10.7cm" svg:x2="8.5cm" svg:y2="11.9cm">
            <text:p/>
          </draw:line>
          <draw:line draw:style-name="gr24" draw:text-style-name="P5" draw:layer="layout" svg:x1="3.8cm" svg:y1="10.7cm" svg:x2="8.5cm" svg:y2="11.9cm">
            <text:p/>
          </draw:line>
          <draw:line draw:style-name="gr24" draw:text-style-name="P5" draw:layer="layout" svg:x1="3.5cm" svg:y1="11cm" svg:x2="8.5cm" svg:y2="11.9cm">
            <text:p/>
          </draw:line>
          <draw:line draw:style-name="gr24" draw:text-style-name="P5" draw:layer="layout" svg:x1="3.8cm" svg:y1="11cm" svg:x2="8.5cm" svg:y2="11.9cm">
            <text:p/>
          </draw:line>
        </draw:g>
        <draw:g>
          <draw:custom-shape draw:style-name="gr23" draw:text-style-name="P5" draw:layer="layout" svg:width="0.3cm" svg:height="0.3cm" svg:x="10.4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5" draw:layer="layout" svg:x1="10.4cm" svg:y1="10.6cm" svg:x2="15.4cm" svg:y2="11.8cm">
            <text:p/>
          </draw:line>
          <draw:line draw:style-name="gr24" draw:text-style-name="P5" draw:layer="layout" svg:x1="10.7cm" svg:y1="10.6cm" svg:x2="15.4cm" svg:y2="11.8cm">
            <text:p/>
          </draw:line>
          <draw:line draw:style-name="gr24" draw:text-style-name="P5" draw:layer="layout" svg:x1="10.4cm" svg:y1="10.9cm" svg:x2="15.4cm" svg:y2="11.8cm">
            <text:p/>
          </draw:line>
          <draw:line draw:style-name="gr24" draw:text-style-name="P5" draw:layer="layout" svg:x1="10.7cm" svg:y1="10.9cm" svg:x2="15.4cm" svg:y2="11.8cm">
            <text:p/>
          </draw:line>
        </draw:g>
        <draw:frame draw:style-name="gr25" draw:text-style-name="P6" draw:layer="layout" svg:width="4.4cm" svg:height="0.962cm" svg:x="7.5cm" svg:y="13.5cm">
          <draw:text-box>
            <text:p>30 x 30 x 32</text:p>
          </draw:text-box>
        </draw:frame>
        <draw:frame draw:style-name="gr25" draw:text-style-name="P6" draw:layer="layout" svg:width="4.4cm" svg:height="0.962cm" svg:x="13.4cm" svg:y="13.538cm">
          <draw:text-box>
            <text:p>28 x 28 x 32</text:p>
          </draw:text-box>
        </draw:frame>
        <draw:line draw:style-name="gr24" draw:text-style-name="P5" draw:layer="layout" svg:x1="10.7cm" svg:y1="10.9cm" svg:x2="15.4cm" svg:y2="11.8cm">
          <text:p/>
        </draw:line>
        <draw:line draw:style-name="gr24" draw:text-style-name="P5" draw:layer="layout" svg:x1="17.4cm" svg:y1="12.5cm" svg:x2="20.3cm" svg:y2="15.5cm">
          <text:p/>
        </draw:line>
        <draw:line draw:style-name="gr24" draw:text-style-name="P5" draw:layer="layout" svg:x1="17.4cm" svg:y1="12.5cm" svg:x2="20.3cm" svg:y2="13.7cm">
          <text:p/>
        </draw:line>
        <draw:line draw:style-name="gr24" draw:text-style-name="P5" draw:layer="layout" svg:x1="17.4cm" svg:y1="12.5cm" svg:x2="20.3cm" svg:y2="12.3cm">
          <text:p/>
        </draw:line>
        <draw:line draw:style-name="gr24" draw:text-style-name="P5" draw:layer="layout" svg:x1="17.4cm" svg:y1="12.5cm" svg:x2="20.4cm" svg:y2="8.3cm">
          <text:p/>
        </draw:line>
        <draw:line draw:style-name="gr24" draw:text-style-name="P5" draw:layer="layout" svg:x1="17.4cm" svg:y1="12.5cm" svg:x2="20.4cm" svg:y2="6.6cm">
          <text:p/>
        </draw:line>
        <draw:line draw:style-name="gr24" draw:text-style-name="P5" draw:layer="layout" svg:x1="17.4cm" svg:y1="12.5cm" svg:x2="20.3cm" svg:y2="4.9cm">
          <text:p/>
        </draw:line>
        <draw:line draw:style-name="gr24" draw:text-style-name="P5" draw:layer="layout" svg:x1="17.4cm" svg:y1="9.9cm" svg:x2="20.3cm" svg:y2="4.9cm">
          <text:p/>
        </draw:line>
        <draw:line draw:style-name="gr24" draw:text-style-name="P5" draw:layer="layout" svg:x1="17.4cm" svg:y1="9.9cm" svg:x2="20.3cm" svg:y2="6.7cm">
          <text:p/>
        </draw:line>
        <draw:line draw:style-name="gr24" draw:text-style-name="P5" draw:layer="layout" svg:x1="17.4cm" svg:y1="9.9cm" svg:x2="20.3cm" svg:y2="8.3cm">
          <text:p/>
        </draw:line>
        <draw:line draw:style-name="gr24" draw:text-style-name="P5" draw:layer="layout" svg:x1="17.4cm" svg:y1="9.9cm" svg:x2="20.3cm" svg:y2="12.3cm">
          <text:p/>
        </draw:line>
        <draw:line draw:style-name="gr24" draw:text-style-name="P5" draw:layer="layout" svg:x1="17.4cm" svg:y1="9.9cm" svg:x2="20.3cm" svg:y2="13.7cm">
          <text:p/>
        </draw:line>
        <draw:line draw:style-name="gr24" draw:text-style-name="P5" draw:layer="layout" svg:x1="17.4cm" svg:y1="9.9cm" svg:x2="20.3cm" svg:y2="15.4cm">
          <text:p/>
        </draw:line>
        <draw:line draw:style-name="gr24" draw:text-style-name="P5" draw:layer="layout" svg:x1="21.6cm" svg:y1="4.6cm" svg:x2="24.5cm" svg:y2="3.9cm">
          <text:p/>
        </draw:line>
        <draw:line draw:style-name="gr24" draw:text-style-name="P5" draw:layer="layout" svg:x1="21.6cm" svg:y1="4.6cm" svg:x2="24.5cm" svg:y2="6.2cm">
          <text:p/>
        </draw:line>
        <draw:line draw:style-name="gr24" draw:text-style-name="P5" draw:layer="layout" svg:x1="21.6cm" svg:y1="4.6cm" svg:x2="24.5cm" svg:y2="8.7cm">
          <text:p/>
        </draw:line>
        <draw:line draw:style-name="gr24" draw:text-style-name="P5" draw:layer="layout" svg:x1="21.6cm" svg:y1="4.6cm" svg:x2="24.5cm" svg:y2="11.2cm">
          <text:p/>
        </draw:line>
        <draw:line draw:style-name="gr24" draw:text-style-name="P5" draw:layer="layout" svg:x1="21.6cm" svg:y1="4.6cm" svg:x2="24.5cm" svg:y2="13.8cm">
          <text:p/>
        </draw:line>
        <draw:line draw:style-name="gr24" draw:text-style-name="P5" draw:layer="layout" svg:x1="21.6cm" svg:y1="4.6cm" svg:x2="24.5cm" svg:y2="16.2cm">
          <text:p/>
        </draw:line>
        <draw:line draw:style-name="gr24" draw:text-style-name="P5" draw:layer="layout" svg:x1="21.6cm" svg:y1="4.6cm" svg:x2="24.5cm" svg:y2="18.6cm">
          <text:p/>
        </draw:line>
        <draw:line draw:style-name="gr24" draw:text-style-name="P5" draw:layer="layout" svg:x1="21.5cm" svg:y1="15.7cm" svg:x2="24.5cm" svg:y2="18.6cm">
          <text:p/>
        </draw:line>
        <draw:line draw:style-name="gr24" draw:text-style-name="P5" draw:layer="layout" svg:x1="21.5cm" svg:y1="15.7cm" svg:x2="24.6cm" svg:y2="16.2cm">
          <text:p/>
        </draw:line>
        <draw:line draw:style-name="gr24" draw:text-style-name="P5" draw:layer="layout" svg:x1="21.5cm" svg:y1="15.7cm" svg:x2="24.5cm" svg:y2="13.8cm">
          <text:p/>
        </draw:line>
        <draw:line draw:style-name="gr24" draw:text-style-name="P5" draw:layer="layout" svg:x1="21.5cm" svg:y1="15.7cm" svg:x2="24.5cm" svg:y2="11.2cm">
          <text:p/>
        </draw:line>
        <draw:line draw:style-name="gr24" draw:text-style-name="P5" draw:layer="layout" svg:x1="21.5cm" svg:y1="15.7cm" svg:x2="24.5cm" svg:y2="8.7cm">
          <text:p/>
        </draw:line>
        <draw:line draw:style-name="gr24" draw:text-style-name="P5" draw:layer="layout" svg:x1="21.5cm" svg:y1="15.7cm" svg:x2="24.5cm" svg:y2="6.2cm">
          <text:p/>
        </draw:line>
        <draw:line draw:style-name="gr24" draw:text-style-name="P5" draw:layer="layout" svg:x1="21.5cm" svg:y1="15.7cm" svg:x2="24.5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5:41:17.791000000</meta:creation-date>
    <dc:date>2018-03-27T17:03:46.554000000</dc:date>
    <meta:editing-duration>PT14M24S</meta:editing-duration>
    <meta:editing-cycles>1</meta:editing-cycles>
    <meta:document-statistic meta:object-count="103"/>
    <meta:generator>LibreOffice/4.4.3.2$Windows_x86 LibreOffice_project/88805f81e9fe61362df02b9941de8e38a9b5fd16</meta:generator>
  </office:meta>
</office:document-meta>
</file>